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Matchers.charThat( ArgumentMatcher &lt; Character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matches(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any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doubleThat( ArgumentMatcher &lt; Double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startsWith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an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any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eq( cha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isA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anyIte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eq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eq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any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intThat( ArgumentMatcher &lt; Integer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a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floatThat( ArgumentMatcher &lt; Float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same( 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gumentMatchers.longThat( ArgumentMatcher &lt; Long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eq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eq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byteThat( ArgumentMatcher &lt; Byte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reportMatcher( ArgumentMatcher &lt; ?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Matchers.isNotNull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Matchers.eq(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contains( String sub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an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any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an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is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Matchers.notNull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eq( 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gumentMatchers.an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any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any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booleanThat( ArgumentMatcher &lt; Boolean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isNull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eq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any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eq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matches(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any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endsWith(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any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nullable(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shortThat( ArgumentMatcher &lt; Short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argThat( ArgumentMatcher &lt; T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any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Matchers.refEq( T value , String ... excludeFie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